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5" style:family="graphic" style:parent-style-name="objectwithoutfill">
      <style:graphic-properties draw:marker-start="Square" draw:marker-start-width="0.305cm" draw:marker-end="" draw:marker-end-width="0.3cm" draw:fill="none" draw:textarea-vertical-align="middle"/>
    </style:style>
    <style:style style:name="gr6" style:family="graphic" style:parent-style-name="objectwithoutfill">
      <style:graphic-properties draw:marker-end="Squar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6cm" fo:min-width="6.99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16pt"/>
    </style:style>
    <style:style style:name="P2" style:family="paragraph">
      <style:paragraph-properties fo:text-align="center"/>
      <style:text-properties fo:font-family="'Liberation Sans'" style:font-family-generic="swiss" style:font-pitch="variable"/>
    </style:style>
    <style:style style:name="P3" style:family="paragraph">
      <style:paragraph-properties fo:text-align="center"/>
      <style:text-properties fo:font-family="'Liberation Sans'" style:font-family-generic="swiss" style:font-pitch="variable" fo:font-size="16pt" style:font-size-asian="24pt" style:font-size-complex="24pt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14pt" style:font-size-asian="14pt" style:font-size-complex="14pt"/>
    </style:style>
    <style:style style:name="P5" style:family="paragraph">
      <style:paragraph-properties fo:text-align="center"/>
      <style:text-properties style:use-window-font-color="true" fo:font-family="'Liberation Sans'" style:font-family-generic="swiss" style:font-pitch="variable" fo:font-size="16pt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style:use-window-font-color="true" fo:font-family="'Liberation Sans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family-complex="'HP Simplified'" style:font-family-generic-complex="swiss" style:font-pitch-complex="variable" style:font-size-complex="16pt" style:font-style-complex="normal" style:font-weight-complex="normal"/>
    </style:style>
    <style:style style:name="T2" style:family="text">
      <style:text-properties fo:color="#000000" style:text-line-through-style="none" fo:font-size="14pt" fo:letter-spacing="normal" fo:font-style="normal" style:text-underline-style="none" fo:font-weight="normal" style:font-size-asian="14pt" style:font-style-asian="normal" style:font-weight-asian="normal" style:font-family-complex="'HP Simplified'" style:font-family-generic-complex="swiss" style:font-pitch-complex="variable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/>
    </style:style>
    <style:style style:name="T5" style:family="text">
      <style:text-properties style:use-window-font-color="true" fo:font-size="16pt"/>
    </style:style>
    <style:style style:name="T6" style:family="text">
      <style:text-properties style:use-window-font-color="true" style:text-line-through-style="none" fo:font-size="14pt" fo:letter-spacing="normal" fo:font-style="italic" style:text-underline-style="none" fo:font-weight="normal" style:font-size-asian="14pt" style:font-style-asian="italic" style:font-weight-asian="normal" style:font-family-complex="'HP Simplified'" style:font-family-generic-complex="swiss" style:font-pitch-complex="variable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604cm" svg:y1="2.488cm" svg:x2="9.604cm" svg:y2="18.561cm">
          <text:p/>
        </draw:line>
        <draw:line draw:style-name="gr1" draw:text-style-name="P1" draw:layer="layout" svg:x1="20.09cm" svg:y1="2.44cm" svg:x2="20.09cm" svg:y2="18.513cm">
          <text:p/>
        </draw:line>
        <draw:custom-shape draw:style-name="gr2" draw:text-style-name="P3" draw:layer="layout" svg:width="10.441cm" svg:height="1.217cm" svg:x="4.517cm" svg:y="1.271cm">
          <text:p text:style-name="P2"><text:span text:style-name="T1">Baremetal Compute 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229cm" svg:height="1.218cm" svg:x="16.832cm" svg:y="1.27cm">
          <text:p text:style-name="P2"><text:span text:style-name="T1">Baremetal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9.604cm" svg:y1="6.936cm" svg:x2="19.51cm" svg:y2="6.936cm">
          <text:p text:style-name="P2"><text:span text:style-name="T2">IPMI Power-On</text:span><text:span text:style-name="T3"><text:line-break/></text:span><text:span text:style-name="T3"/></text:p>
        </draw:line>
        <draw:line draw:style-name="gr4" draw:text-style-name="P4" draw:layer="layout" svg:x1="10.414cm" svg:y1="8.23cm" svg:x2="20.097cm" svg:y2="8.23cm">
          <text:p text:style-name="P2"><text:span text:style-name="T2">DHCP Request</text:span><text:span text:style-name="T3"><text:line-break/></text:span><text:span text:style-name="T3"/></text:p>
        </draw:line>
        <draw:line draw:style-name="gr3" draw:text-style-name="P4" draw:layer="layout" svg:x1="9.602cm" svg:y1="9.526cm" svg:x2="19.508cm" svg:y2="9.526cm">
          <text:p text:style-name="P2"><text:span text:style-name="T2">Serve Deploy Image</text:span><text:span text:style-name="T3"><text:line-break/></text:span><text:span text:style-name="T3"/></text:p>
        </draw:line>
        <draw:line draw:style-name="gr4" draw:text-style-name="P4" draw:layer="layout" svg:x1="10.416cm" svg:y1="10.821cm" svg:x2="20.099cm" svg:y2="10.821cm">
          <text:p text:style-name="P2"><text:span text:style-name="T2">Expose disks via iSCSI</text:span><text:span text:style-name="T3"><text:line-break/></text:span><text:span text:style-name="T3"/></text:p>
        </draw:line>
        <draw:line draw:style-name="gr3" draw:text-style-name="P4" draw:layer="layout" svg:x1="9.601cm" svg:y1="12.117cm" svg:x2="19.507cm" svg:y2="12.117cm">
          <text:p text:style-name="P2"><text:span text:style-name="T2"><text:s/></text:span><text:span text:style-name="T2">User Image written via iSCSI</text:span><text:span text:style-name="T3"><text:line-break/></text:span><text:span text:style-name="T3"/></text:p>
        </draw:line>
        <draw:line draw:style-name="gr3" draw:text-style-name="P4" draw:layer="layout" svg:x1="9.601cm" svg:y1="13.412cm" svg:x2="19.507cm" svg:y2="13.412cm">
          <text:p text:style-name="P2"><text:span text:style-name="T2">Reboot command</text:span><text:span text:style-name="T3"><text:line-break/></text:span><text:span text:style-name="T3"/></text:p>
        </draw:line>
        <draw:line draw:style-name="gr4" draw:text-style-name="P4" draw:layer="layout" svg:x1="10.416cm" svg:y1="14.705cm" svg:x2="20.099cm" svg:y2="14.705cm">
          <text:p text:style-name="P2"><text:span text:style-name="T2">DHCP Request</text:span><text:span text:style-name="T3"><text:line-break/></text:span><text:span text:style-name="T3"/></text:p>
        </draw:line>
        <draw:line draw:style-name="gr3" draw:text-style-name="P1" draw:layer="layout" svg:x1="9.601cm" svg:y1="16.001cm" svg:x2="19.507cm" svg:y2="16.001cm">
          <text:p text:style-name="P2"><text:span text:style-name="T2">Serve User Image</text:span><text:span text:style-name="T4"><text:line-break/></text:span><text:span text:style-name="T4"/></text:p>
        </draw:line>
        <draw:line draw:style-name="gr3" draw:text-style-name="P1" draw:layer="layout" svg:x1="20.09cm" svg:y1="17.821cm" svg:x2="26.47cm" svg:y2="17.821cm">
          <text:p text:style-name="P2"><text:span text:style-name="T2">Control given</text:span><text:span text:style-name="T2"><text:line-break/></text:span><text:span text:style-name="T2">to user</text:span><text:span text:style-name="T4"><text:line-break/></text:span><text:span text:style-name="T4"><text:line-break/></text:span><text:span text:style-name="T4"/></text:p>
        </draw:line>
        <draw:line draw:style-name="gr3" draw:text-style-name="P4" draw:layer="layout" svg:x1="3.178cm" svg:y1="3.419cm" svg:x2="9.336cm" svg:y2="3.419cm">
          <text:p text:style-name="P2"><text:span text:style-name="T2">”</text:span><text:span text:style-name="T2">driver.spawn(...)”</text:span><text:span text:style-name="T3"><text:line-break/></text:span><text:span text:style-name="T3"/></text:p>
        </draw:line>
        <draw:line draw:style-name="gr5" draw:text-style-name="P5" draw:layer="layout" svg:x1="14.155cm" svg:y1="17.089cm" svg:x2="20.098cm" svg:y2="17.059cm">
          <text:p text:style-name="P2"><text:span text:style-name="T2">Cloud-Init</text:span><text:span text:style-name="T5"><text:line-break/></text:span><text:span text:style-name="T5"/></text:p>
        </draw:line>
        <draw:line draw:style-name="gr6" draw:text-style-name="P4" draw:layer="layout" svg:x1="9.602cm" svg:y1="4.346cm" svg:x2="16.028cm" svg:y2="4.346cm">
          <text:p text:style-name="P2"><text:span text:style-name="T2">Fetch deploy</text:span></text:p>
          <text:p text:style-name="P2"><text:span text:style-name="T2">&amp; user images</text:span><text:span text:style-name="T3"><text:line-break/></text:span><text:span text:style-name="T3"><text:line-break/></text:span><text:span text:style-name="T3"/></text:p>
        </draw:line>
        <draw:line draw:style-name="gr6" draw:text-style-name="P4" draw:layer="layout" svg:x1="9.602cm" svg:y1="5.641cm" svg:x2="16.028cm" svg:y2="5.641cm">
          <text:p text:style-name="P2"><text:span text:style-name="T2">Build TFTP config</text:span><text:span text:style-name="T3"><text:line-break/></text:span><text:span text:style-name="T3"/></text:p>
        </draw:line>
        <draw:frame draw:style-name="gr7" draw:text-style-name="P7" draw:layer="layout" svg:width="7.497cm" svg:height="2.746cm" svg:x="1.524cm" svg:y="15.918cm">
          <draw:text-box>
            <text:p text:style-name="P6"><text:span text:style-name="T6">(*) deploy process</text:span></text:p>
            <text:p text:style-name="P6"><text:span text:style-name="T6">subject to change</text:span></text:p>
            <text:p text:style-name="P6"><text:span text:style-name="T6">without notice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vananda Veen</meta:initial-creator>
    <meta:creation-date>2013-03-13T14:42:15</meta:creation-date>
    <dc:date>2013-03-13T14:47:52</dc:date>
    <dc:creator>Devananda Veen</dc:creator>
    <meta:editing-duration>P0D</meta:editing-duration>
    <meta:editing-cycles>2</meta:editing-cycles>
    <meta:generator>LibreOffice/3.5$Linux_X86_64 LibreOffice_project/350m1$Build-2</meta:generator>
    <meta:document-statistic meta:object-count="41"/>
  </office:meta>
</office:document-meta>
</file>